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svg:stroke-width="0.035cm" svg:stroke-color="#000000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89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65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63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552cm" fo:min-width="0.228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931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28cm" fo:min-width="0.22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8.706cm" fo:min-width="0.73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696cm" fo:min-width="0.73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nux Libertine G"/>
    </style:style>
    <style:style style:name="T1" style:family="text">
      <style:text-properties style:font-name="Linux Libertine G" fo:font-size="24pt" style:font-size-asian="24pt" style:font-size-complex="24pt"/>
    </style:style>
    <style:style style:name="T2" style:family="text">
      <style:text-properties style:text-position="33% 58%" style:font-name="Linux Libertine G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3.702cm" svg:y="1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703cm" svg:y="2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704cm" svg:y="3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705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706cm" svg:y="5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707cm" svg:y="6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708cm" svg:y="7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6.703cm" svg:y="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6.704cm" svg:y="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6.705cm" svg:y="5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6.707cm" svg:y="7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707cm" svg:y="5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71cm" svg:y="9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97cm" svg:height="0.962cm" svg:x="3.602cm" svg:y="8.093cm">
          <draw:text-box>
            <text:p>...</text:p>
          </draw:text-box>
        </draw:frame>
        <draw:frame draw:style-name="gr2" draw:text-style-name="P2" draw:layer="layout" svg:width="1.397cm" svg:height="0.962cm" svg:x="6.576cm" svg:y="6.039cm">
          <draw:text-box>
            <text:p>...</text:p>
          </draw:text-box>
        </draw:frame>
        <draw:frame draw:style-name="gr2" draw:text-style-name="P2" draw:layer="layout" svg:width="1.397cm" svg:height="0.962cm" svg:x="9.677cm" svg:y="5.04cm">
          <draw:text-box>
            <text:p>...</text:p>
          </draw:text-box>
        </draw:frame>
        <draw:line draw:style-name="gr3" draw:text-style-name="P3" draw:layer="layout" svg:x1="4.972cm" svg:y1="5.626cm" svg:x2="6.369cm" svg:y2="5.626cm">
          <text:p/>
        </draw:line>
        <draw:line draw:style-name="gr3" draw:text-style-name="P3" draw:layer="layout" svg:x1="7.964cm" svg:y1="5.626cm" svg:x2="9.361cm" svg:y2="5.626cm">
          <text:p/>
        </draw:line>
        <draw:line draw:style-name="gr3" draw:text-style-name="P3" draw:layer="layout" svg:x1="10.956cm" svg:y1="5.626cm" svg:x2="12.353cm" svg:y2="5.626cm">
          <text:p/>
        </draw:line>
        <draw:frame draw:style-name="gr4" draw:text-style-name="P5" draw:layer="layout" svg:width="3.51cm" svg:height="3.146cm" svg:x="-0.219cm" svg:y="4.02cm">
          <draw:text-box>
            <text:p text:style-name="P4"><text:span text:style-name="T1">Input Features</text:span></text:p>
          </draw:text-box>
        </draw:frame>
        <draw:frame draw:style-name="gr5" draw:text-style-name="P5" draw:layer="layout" svg:width="2.794cm" svg:height="1.905cm" svg:x="2.948cm" svg:y="-0.443cm">
          <draw:text-box>
            <text:p text:style-name="P4"><text:span text:style-name="T1">~10</text:span><text:span text:style-name="T2">11</text:span></text:p>
          </draw:text-box>
        </draw:frame>
        <draw:frame draw:style-name="gr5" draw:text-style-name="P5" draw:layer="layout" svg:width="2.794cm" svg:height="1.905cm" svg:x="5.848cm" svg:y="1.558cm">
          <draw:text-box>
            <text:p text:style-name="P4"><text:span text:style-name="T1">~10</text:span><text:span text:style-name="T2">2</text:span></text:p>
          </draw:text-box>
        </draw:frame>
        <draw:custom-shape draw:style-name="gr1" draw:text-style-name="P1" draw:layer="layout" svg:width="0.762cm" svg:height="0.762cm" svg:x="15.699cm" svg:y="5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696cm" svg:y="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697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7cm" svg:y="7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97cm" svg:height="0.962cm" svg:x="12.569cm" svg:y="6.041cm">
          <draw:text-box>
            <text:p>...</text:p>
          </draw:text-box>
        </draw:frame>
        <draw:line draw:style-name="gr3" draw:text-style-name="P3" draw:layer="layout" svg:x1="10.956cm" svg:y1="5.627cm" svg:x2="12.353cm" svg:y2="5.627cm">
          <text:p/>
        </draw:line>
        <draw:line draw:style-name="gr3" draw:text-style-name="P3" draw:layer="layout" svg:x1="13.948cm" svg:y1="5.627cm" svg:x2="15.345cm" svg:y2="5.627cm">
          <text:p/>
        </draw:line>
        <draw:frame draw:style-name="gr6" draw:text-style-name="P5" draw:layer="layout" svg:width="2.612cm" svg:height="1.886cm" svg:x="14.8cm" svg:y="3.337cm">
          <draw:text-box>
            <text:p text:style-name="P4"><text:span text:style-name="T1">CTR</text:span></text:p>
          </draw:text-box>
        </draw:frame>
        <draw:custom-shape draw:style-name="gr7" draw:text-style-name="P1" draw:layer="layout" svg:width="0.762cm" svg:height="8.836cm" draw:transform="rotate (1.5707963267949) translate (6.874cm 9.209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5" draw:layer="layout" svg:width="3.51cm" svg:height="2.181cm" svg:x="9.49cm" svg:y="9.148cm">
          <draw:text-box>
            <text:p text:style-name="P4"><text:span text:style-name="T1">Dense</text:span></text:p>
            <text:p text:style-name="P4"><text:span text:style-name="T1">~1 GB</text:span></text:p>
          </draw:text-box>
        </draw:frame>
        <draw:custom-shape draw:style-name="gr9" draw:text-style-name="P1" draw:layer="layout" svg:width="0.762cm" svg:height="2.564cm" draw:transform="rotate (1.5707963267949) translate (3.875cm 11.201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5" draw:layer="layout" svg:width="3.51cm" svg:height="2.181cm" svg:x="3.437cm" svg:y="11.172cm">
          <draw:text-box>
            <text:p text:style-name="P4"><text:span text:style-name="T1">Sparse</text:span></text:p>
            <text:p text:style-name="P4"><text:span text:style-name="T1">~10 TB</text:span></text:p>
          </draw:text-box>
        </draw:frame>
        <draw:custom-shape draw:style-name="gr10" draw:text-style-name="P1" draw:layer="layout" svg:width="1.27cm" svg:height="8.99cm" svg:x="3.439cm" svg:y="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27cm" svg:height="4.98cm" svg:x="6.439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27cm" svg:height="4.98cm" svg:x="12.439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967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9T00:24:15.219000000</meta:creation-date>
    <dc:date>2021-11-30T22:37:25.974816064</dc:date>
    <meta:editing-duration>PT20M42S</meta:editing-duration>
    <meta:editing-cycles>26</meta:editing-cycles>
    <meta:generator>LibreOffice/6.1.5.2$MacOSX_X86_64 LibreOffice_project/90f8dcf33c87b3705e78202e3df5142b201bd805</meta:generator>
    <meta:document-statistic meta:object-count="37"/>
  </office:meta>
</office:document-meta>
</file>